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926cm" fo:margin-left="-0.206cm" fo:margin-top="0cm" fo:margin-bottom="0cm" table:align="left"/>
    </style:style>
    <style:style style:name="Table1.A" style:family="table-column">
      <style:table-column-properties style:column-width="15.92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Title" style:master-page-name="Standard">
      <style:paragraph-properties fo:margin-top="0cm" fo:margin-bottom="0.106cm" loext:contextual-spacing="false" style:page-number="1"/>
    </style:style>
    <style:style style:name="P3" style:family="paragraph" style:parent-style-name="Header">
      <style:text-properties officeooo:rsid="0006b051" officeooo:paragraph-rsid="0006b051"/>
    </style:style>
    <style:style style:name="P4" style:family="paragraph" style:parent-style-name="Standard">
      <style:paragraph-properties fo:margin-top="0cm" fo:margin-bottom="0cm" loext:contextual-spacing="false"/>
      <style:text-properties officeooo:paragraph-rsid="0001b96b"/>
    </style:style>
    <style:style style:name="P5" style:family="paragraph" style:parent-style-name="Standard">
      <style:paragraph-properties fo:margin-top="0cm" fo:margin-bottom="0cm" loext:contextual-spacing="false"/>
      <style:text-properties officeooo:paragraph-rsid="000295e8"/>
    </style:style>
    <style:style style:name="P6" style:family="paragraph" style:parent-style-name="Standard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font-weight="bold" officeooo:paragraph-rsid="0001b96b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font-weight="bold" officeooo:paragraph-rsid="000295e8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03ec0c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05b413"/>
    </style:style>
    <style:style style:name="P11" style:family="paragraph" style:parent-style-name="Standard">
      <style:paragraph-properties fo:margin-top="0cm" fo:margin-bottom="0cm" loext:contextual-spacing="false"/>
      <style:text-properties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font-weight="normal" officeooo:rsid="000878cc" officeooo:paragraph-rsid="000878cc" style:font-weight-asian="normal" style:font-weight-complex="normal"/>
    </style:style>
    <style:style style:name="T1" style:family="text">
      <style:text-properties officeooo:rsid="0001b96b"/>
    </style:style>
    <style:style style:name="T2" style:family="text">
      <style:text-properties officeooo:rsid="000295e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95e8" style:font-weight-asian="normal" style:font-weight-complex="normal"/>
    </style:style>
    <style:style style:name="T6" style:family="text">
      <style:text-properties fo:font-weight="normal" officeooo:rsid="0003ec0c" style:font-weight-asian="normal" style:font-weight-complex="normal"/>
    </style:style>
    <style:style style:name="T7" style:family="text">
      <style:text-properties fo:font-weight="normal" officeooo:rsid="000586f0" style:font-weight-asian="normal" style:font-weight-complex="normal"/>
    </style:style>
    <style:style style:name="T8" style:family="text">
      <style:text-properties fo:font-weight="normal" officeooo:rsid="00090d3d" style:font-weight-asian="normal" style:font-weight-complex="normal"/>
    </style:style>
    <style:style style:name="T9" style:family="text">
      <style:text-properties fo:font-weight="normal" officeooo:rsid="0009a039" style:font-weight-asian="normal" style:font-weight-complex="normal"/>
    </style:style>
    <style:style style:name="T10" style:family="text">
      <style:text-properties officeooo:rsid="0003ec0c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style:text-underline-style="none" officeooo:rsid="0008a78a"/>
    </style:style>
    <style:style style:name="T14" style:family="text">
      <style:text-properties officeooo:rsid="00090d3d"/>
    </style:style>
    <style:style style:name="T15" style:family="text">
      <style:text-properties officeooo:rsid="0009a0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M-M10 Prova inici curs</text:p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En aquesta prova inicial, heu de respondre a aquelles respostes que<text:line-break/>coneixeu. La prova ens serveix per avaluar els coneixements del grup en<text:line-break/>començar el mòdul formatiu. Si no sabeu la resposta d'alguna pregunta,<text:line-break/>deixeu-la en blanc, sense contestar-la.</text:p>
          </table:table-cell>
        </table:table-row>
      </table:table>
      <text:p text:style-name="P1"><text:line-break/><text:line-break/><text:span text:style-name="T3">1. . Explica els següents conceptes:<text:line-break/>1.1.ERP. </text:span><text:span text:style-name="T6">Es tracta d’un programa per gestionar </text:span><text:span text:style-name="T9">estocs</text:span><text:span text:style-name="T6">.</text:span><text:span text:style-name="T3"><text:line-break/>1.2. CRM.<text:line-break/>1.3. BI. </text:span><text:line-break/></text:p>
      <text:p text:style-name="P5"><text:span text:style-name="T3">2. Posa exemples de programes ERP-CRM.</text:span></text:p>
      <text:p text:style-name="P5"><text:span text:style-name="T3"><text:tab/></text:span><text:span text:style-name="T5">L’únic programa que conec d’ERP-CRM es Sap.</text:span><text:line-break/></text:p>
      <text:p text:style-name="P7">3. Coneixes alguna empresa que utilitza eines ERP-CRM? Digues el nom de l’empresa i el nom de l’eina.</text:p>
      <text:p text:style-name="P4"/>
      <text:p text:style-name="P5"><text:span text:style-name="T1"><text:tab/>Miró, </text:span><text:span text:style-name="T2">Euronics, Kyoto Electrodomésticos, Bazar el regalo</text:span><text:span text:style-name="T1"> -&gt; Sap<text:line-break/></text:span><text:line-break/></text:p>
      <text:p text:style-name="P9"><text:span text:style-name="T3">4. Per què, segons la teva opinió, és tan important la informàtica en una empresa? Hi ha diferències entre una PIME o una gran empresa? Explica.</text:span></text:p>
      <text:p text:style-name="P9"><text:span text:style-name="T3"><text:tab/></text:span><text:span text:style-name="T6">La inform</text:span><text:span text:style-name="T9">à</text:span><text:span text:style-name="T6">tica </text:span><text:span text:style-name="T9">é</text:span><text:span text:style-name="T6">s molt important a les empreses, ja que permeten agilitzar en gran <text:tab/></text:span><text:span text:style-name="T9">manera</text:span><text:span text:style-name="T6"> els tr</text:span><text:span text:style-name="T9">à</text:span><text:span text:style-name="T6">mits entre diferents departaments i botigues, a més de poder consultar <text:tab/>de forma r</text:span><text:span text:style-name="T9">à</text:span><text:span text:style-name="T6">pida i f</text:span><text:span text:style-name="T9">à</text:span><text:span text:style-name="T6">cil dades que si es gestionessin sense un suport inform</text:span><text:span text:style-name="T9">à</text:span><text:span text:style-name="T6">tic, <text:tab/>podr</text:span><text:span text:style-name="T9">i</text:span><text:span text:style-name="T6">en trigar hores o fins i tot dies en arribar o ser processades.</text:span></text:p>
      <text:p text:style-name="P9"><text:span text:style-name="T6"/></text:p>
      <text:p text:style-name="P9"><text:span text:style-name="T6"><text:tab/>La principal diferencia que considero que pot haver-hi entre una gran empresa i una <text:tab/>PIME, consisteix en els recursos que tenen, </text:span><text:span text:style-name="T9">é</text:span><text:span text:style-name="T6">s a dir, una gran empresa es pot <text:tab/>permetre una gran infraestructura inform</text:span><text:span text:style-name="T9">à</text:span><text:span text:style-name="T6">tica per gestionar els diferents <text:tab/>departaments i el volum de dades que tenen, mentre que una PIME a més de no <text:tab/>necessitar dita infraestructura (per no tenir tal quantitat de dades), tampoc se la <text:tab/>poden permetre, ja que es tracten de petites i mitjanes empreses (com bé diuen les <text:tab/>seves sigles). </text:span><text:line-break/></text:p>
      <text:p text:style-name="P8">5. Explica com creus que una PIME gestiona el volum de dades amb el que treballa.</text:p>
      <text:p text:style-name="P9"><text:tab/><text:span text:style-name="T10">En el cas de petites empreses, no em sorprendría si utilitzen sistemes no <text:tab/>informatitzats, o informatitzats pero no especialitzats, com podríen ser un Google <text:tab/>Drive/One Drive amb un Excel compartit entre els diferents departaments.<text:line-break/></text:span></text:p>
      <text:p text:style-name="P9"><text:tab/><text:span text:style-name="T10">En el cas de una empresa mitjana, aquest cas anterior es menys sostenible, per la </text:span><text:soft-page-break/><text:span text:style-name="T10"><text:tab/>gran gestió que implica, motiu per el qual estic segur de que utilitzen sistemes més <text:tab/>especialitzats i adequats per a les seves necessitats.</text:span><text:line-break/></text:p>
      <text:p text:style-name="P6">6. Digues l’estructura bàsica de què consta una empresa.</text:p>
      <text:p text:style-name="P6"><text:tab/><text:span text:style-name="T6">L’estructura bàsica consisteix en diferents departaments, com poden ser la secció <text:tab/>d’Administració, recursos humans, direcció, ventes, etc. I la secció de Direcció es on <text:tab/>es troben els caps de l’empresa. A més d’aixó, cada departament té una serie de <text:tab/>caps de secció.</text:span></text:p>
      <text:p text:style-name="P1"><text:line-break/><text:span text:style-name="T3">7. Explica els següents conceptes:<text:line-break/>7.1. Comanda.</text:span><text:span text:style-name="T4"> -</text:span><text:span text:style-name="T7">&gt; Document on el client demana una serie de serveis o productes a un <text:tab/><text:tab/><text:tab/>fabricant o distribuidor.</text:span><text:span text:style-name="T3"><text:line-break/>7.2. Albaran. </text:span><text:span text:style-name="T4">-</text:span><text:span text:style-name="T7">&gt; Document descriptiu d’un servei que encara no s’ha realitzat. Serveix per a <text:tab/><text:tab/>que el client pugui fer-se una idea del import final.</text:span><text:span text:style-name="T3"><text:line-break/>7.3. Factura.</text:span><text:span text:style-name="T4"> -</text:span><text:span text:style-name="T7">&gt; Document amb el resum i el import d’haber realitzat una tasca o oferir un <text:tab/><text:tab/>servei. Exemple: cuan vas al supermercat i et donen el tiquet amb l’import <text:tab/><text:tab/>dels diferents productes que has adquirit i el import total.</text:span><text:line-break/></text:p>
      <text:p text:style-name="P10"><text:span text:style-name="T12">8. Anomena diferents llenguatges de programació que s’utilitzin per al desenvolupament d’eines ERP-CRM.</text:span></text:p>
      <text:p text:style-name="P12"><text:span text:style-name="T11"><text:tab/></text:span></text:p>
      <text:p text:style-name="P12"><text:span text:style-name="T11"><text:tab/>No n’estic segur, però diría MySQL, MongoDB, SQL, PL/SQL, SQL Plus, Java, C#, <text:tab/>C++, Visual Basic, </text:span><text:span text:style-name="T13">entre d’altres.</text:span></text:p>
      <text:p text:style-name="P10"><text:line-break/></text:p>
      <text:p text:style-name="P11">9. Explica els següents conceptes:<text:line-break/>9.1. Taula.<text:line-break/>9.2. Formulari.<text:line-break/>9.3. Infor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ca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b051" officeooo:paragraph-rsid="0006b051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umne: Jesús Serrano Pérez.<text:tab/><text:tab/><text:tab/><text:tab/><text:tab/><text:tab/>Data: 24/09/202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9-24T19:02:00.238024663</dc:date>
    <meta:editing-duration>PT23M</meta:editing-duration>
    <meta:editing-cycles>7</meta:editing-cycles>
    <meta:document-statistic meta:table-count="1" meta:image-count="0" meta:object-count="0" meta:page-count="2" meta:paragraph-count="22" meta:word-count="541" meta:character-count="3342" meta:non-whitespace-character-count="2767"/>
  </office:meta>
</office:document-meta>
</file>